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5000000030061B5ECE0A8AA8DF3.png" manifest:media-type="image/png"/>
  <manifest:file-entry manifest:full-path="Pictures/100002010000020000000200ECFA9E5D07993D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b66c" draw:textarea-horizontal-align="justify" draw:textarea-vertical-align="middle" draw:auto-grow-height="false" fo:min-height="1.239cm" fo:min-width="1.037cm"/>
    </style:style>
    <style:style style:name="gr2" style:family="graphic" style:parent-style-name="standard">
      <style:graphic-properties draw:stroke="none" draw:fill-color="#ffdbb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4" style:family="graphic" style:parent-style-name="standard">
      <style:graphic-properties draw:stroke="none" draw:fill-color="#ff3838" draw:textarea-horizontal-align="justify" draw:textarea-vertical-align="middle" draw:auto-grow-height="false" fo:min-height="0.005cm" fo:min-width="0cm"/>
    </style:style>
    <style:style style:name="gr5" style:family="graphic" style:parent-style-name="standard">
      <style:graphic-properties draw:stroke="none" draw:fill-color="#729fcf" draw:textarea-horizontal-align="justify" draw:textarea-vertical-align="middle" draw:auto-grow-height="false" fo:min-height="0.701cm" fo:min-width="0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2.888cm" fo:min-width="2.739cm"/>
    </style:style>
    <style:style style:name="gr7" style:family="graphic" style:parent-style-name="standard">
      <style:graphic-properties draw:stroke="none" draw:fill-color="#ffdbb6" draw:textarea-horizontal-align="justify" draw:textarea-vertical-align="middle" draw:auto-grow-height="false" fo:min-height="0.04cm" fo:min-width="0cm"/>
    </style:style>
    <style:style style:name="gr8" style:family="graphic" style:parent-style-name="standard">
      <style:graphic-properties draw:stroke="none" svg:stroke-color="#000000" draw:fill="none" draw:fill-color="#ffffff" fo:min-height="2.875cm"/>
      <style:paragraph-properties style:writing-mode="lr-tb"/>
    </style:style>
    <style:style style:name="gr9" style:family="graphic" style:parent-style-name="standard">
      <style:graphic-properties draw:stroke="none" draw:fill-color="#ff3838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729fcf" draw:textarea-horizontal-align="justify" draw:textarea-vertical-align="middle" draw:auto-grow-height="false" fo:min-height="1.582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5" style:family="graphic" style:parent-style-name="standard">
      <style:graphic-properties draw:stroke="none" draw:fill-color="#729fcf" draw:textarea-horizontal-align="justify" draw:textarea-vertical-align="middle" draw:auto-grow-height="false" fo:min-height="3.222cm" fo:min-width="0cm"/>
    </style:style>
    <style:style style:name="co1" style:family="table-column">
      <style:table-column-properties style:column-width="4.064cm" style:use-optimal-column-width="false"/>
    </style:style>
    <style:style style:name="co2" style:family="table-column">
      <style:table-column-properties style:column-width="2.923cm" style:use-optimal-column-width="false"/>
    </style:style>
    <style:style style:name="co3" style:family="table-column">
      <style:table-column-properties style:column-width="2.764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ro1" style:family="table-row">
      <style:table-row-properties style:row-height="0.669cm" style:use-optimal-row-height="false"/>
    </style:style>
    <style:style style:name="ro2" style:family="table-row">
      <style:table-row-properties style:row-height="0.639cm" style:use-optimal-row-height="false"/>
    </style:style>
    <style:style style:name="ro3" style:family="table-row">
      <style:table-row-properties style:row-height="0.634cm" style:use-optimal-row-height="false"/>
    </style:style>
    <style:style style:name="ce1" style:family="table-cell">
      <style:paragraph-properties fo:text-align="center" fo:border="none"/>
      <style:text-properties style:font-name="DejaVu Sans" fo:font-size="9pt" style:font-size-asian="9pt" style:font-size-complex="9pt"/>
    </style:style>
    <style:style style:name="ce2" style:family="table-cell">
      <style:paragraph-properties fo:border="none"/>
    </style:style>
    <style:style style:name="ce3" style:family="table-cell">
      <style:paragraph-properties fo:margin-left="0cm" fo:margin-right="0cm" fo:margin-top="0cm" fo:margin-bottom="0cm" fo:line-height="100%" fo:text-align="center" fo:text-indent="0cm" fo:border="none"/>
    </style:style>
    <style:style style:name="ce4" style:family="table-cell">
      <style:paragraph-properties fo:text-align="center" fo:border="none"/>
    </style:style>
    <style:style style:name="ce5" style:family="table-cell">
      <loext:graphic-properties draw:textarea-vertical-align="middle"/>
      <style:paragraph-properties fo:text-align="start" fo:border="non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ce6" style:family="table-cell">
      <loext:graphic-properties draw:fill-color="#cccccc" draw:textarea-vertical-align="middle"/>
      <style:paragraph-properties fo:text-align="start" fo:border="0.03pt solid #cccccc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" style:family="paragraph">
      <loext:graphic-properties draw:fill-color="#ffb66c"/>
      <style:paragraph-properties fo:text-align="center"/>
      <style:text-properties style:font-name="DejaVu Sans" fo:font-size="14pt"/>
    </style:style>
    <style:style style:name="P2" style:family="paragraph">
      <loext:graphic-properties draw:fill-color="#ffdbb6"/>
      <style:paragraph-properties fo:text-align="center"/>
      <style:text-properties style:font-name="DejaVu Sans"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ejaVu Sans" fo:font-size="10pt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DejaVu Sans" fo:font-size="9pt"/>
    </style:style>
    <style:style style:name="P9" style:family="paragraph">
      <style:paragraph-properties fo:text-align="center"/>
      <style:text-properties style:font-name="DejaVu Sans" fo:font-size="9pt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start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DejaVu Sans" fo:font-size="10pt"/>
    </style:style>
    <style:style style:name="T2" style:family="text">
      <style:text-properties style:font-name="DejaVu Sans" fo:font-size="9pt"/>
    </style:style>
    <style:style style:name="T3" style:family="text">
      <style:text-properties style:font-name="DejaVu Sans" fo:font-size="6pt" style:font-size-asian="6pt" style:font-size-complex="6pt"/>
    </style:style>
    <style:style style:name="T4" style:family="text">
      <style:text-properties style:font-name="DejaVu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36cm" svg:height="1.857cm" svg:x="1.78cm" svg:y="0.2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59cm" svg:y="0.24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1.435cm" svg:y="2.102cm">
          <draw:text-box>
            <text:p text:style-name="P3"><text:span text:style-name="T1">A</text:span><text:span text:style-name="T1">.</text:span><text:span text:style-name="T1">f</text:span><text:span text:style-name="T1">a</text:span><text:span text:style-name="T1">s</text:span><text:span text:style-name="T1">t</text:span><text:span text:style-name="T1">a</text:span></text:p>
          </draw:text-box>
        </draw:frame>
        <draw:custom-shape draw:style-name="gr1" draw:text-style-name="P1" draw:layer="layout" svg:width="1.536cm" svg:height="1.857cm" svg:x="1.781cm" svg:y="2.9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6cm" svg:y="2.9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36cm" svg:height="1.857cm" svg:x="1.781cm" svg:y="5.6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6cm" svg:y="5.6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1.435cm" svg:y="4.802cm">
          <draw:text-box>
            <text:p text:style-name="P3"><text:span text:style-name="T1">B</text:span><text:span text:style-name="T1">.</text:span><text:span text:style-name="T1">f</text:span><text:span text:style-name="T1">a</text:span><text:span text:style-name="T1">s</text:span><text:span text:style-name="T1">t</text:span><text:span text:style-name="T1">a</text:span></text:p>
          </draw:text-box>
        </draw:frame>
        <draw:frame draw:style-name="gr3" draw:text-style-name="P4" draw:layer="layout" svg:width="2.222cm" svg:height="0.662cm" svg:x="1.435cm" svg:y="7.502cm">
          <draw:text-box>
            <text:p text:style-name="P3"><text:span text:style-name="T1">C</text:span><text:span text:style-name="T1">.</text:span><text:span text:style-name="T1">f</text:span><text:span text:style-name="T1">a</text:span><text:span text:style-name="T1">s</text:span><text:span text:style-name="T1">t</text:span><text:span text:style-name="T1">a</text:span></text:p>
          </draw:text-box>
        </draw:frame>
        <draw:custom-shape draw:style-name="gr1" draw:text-style-name="P1" draw:layer="layout" svg:width="1.536cm" svg:height="1.857cm" svg:x="4.781cm" svg:y="2.9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4.76cm" svg:y="2.9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36cm" svg:height="1.857cm" svg:x="4.781cm" svg:y="5.6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4.76cm" svg:y="5.6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4.435cm" svg:y="4.802cm">
          <draw:text-box>
            <text:p text:style-name="P3"><text:span text:style-name="T1">B</text:span><text:span text:style-name="T1">.</text:span><text:span text:style-name="T1">f</text:span><text:span text:style-name="T1">a</text:span><text:span text:style-name="T1">s</text:span><text:span text:style-name="T1">t</text:span><text:span text:style-name="T1">a</text:span></text:p>
          </draw:text-box>
        </draw:frame>
        <draw:frame draw:style-name="gr3" draw:text-style-name="P4" draw:layer="layout" svg:width="2.222cm" svg:height="0.662cm" svg:x="4.435cm" svg:y="7.502cm">
          <draw:text-box>
            <text:p text:style-name="P3"><text:span text:style-name="T1">C</text:span><text:span text:style-name="T1">.</text:span><text:span text:style-name="T1">f</text:span><text:span text:style-name="T1">a</text:span><text:span text:style-name="T1">s</text:span><text:span text:style-name="T1">t</text:span><text:span text:style-name="T1">a</text:span></text:p>
          </draw:text-box>
        </draw:frame>
        <draw:custom-shape draw:style-name="gr4" draw:text-style-name="P5" draw:layer="layout" svg:width="1.127cm" svg:height="1.127cm" draw:transform="rotate (0.785398163397448) translate (0.436cm 1.39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draw:transform="rotate (1.5707963267949) translate (3.499cm 4.378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794cm" svg:height="1.093cm" draw:transform="rotate (1.5707963267949) translate (3.499cm 7.078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238cm" svg:height="3.916cm" svg:x="9.747cm" svg:y="1.28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draw:layer="layout" svg:width="0.708cm" svg:height="0.869cm" svg:x="9.703cm" svg:y="1.2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857cm" svg:height="0.662cm" svg:x="9.89cm" svg:y="5.159cm">
          <draw:text-box>
            <text:p text:style-name="P3"><text:span text:style-name="T1">B</text:span><text:span text:style-name="T1">.</text:span><text:span text:style-name="T1">f</text:span><text:span text:style-name="T1">a</text:span><text:span text:style-name="T1">s</text:span><text:span text:style-name="T1">t</text:span><text:span text:style-name="T1">a</text:span></text:p>
          </draw:text-box>
        </draw:frame>
        <draw:custom-shape draw:style-name="gr6" draw:text-style-name="P1" draw:layer="layout" svg:width="3.238cm" svg:height="3.916cm" svg:x="15.673cm" svg:y="1.28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draw:layer="layout" svg:width="0.708cm" svg:height="0.869cm" svg:x="15.628cm" svg:y="1.2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857cm" svg:height="0.662cm" svg:x="15.84cm" svg:y="5.159cm">
          <draw:text-box>
            <text:p text:style-name="P3"><text:span text:style-name="T1">B</text:span><text:span text:style-name="T1">.</text:span><text:span text:style-name="T1">f</text:span><text:span text:style-name="T1">a</text:span><text:span text:style-name="T1">s</text:span><text:span text:style-name="T1">t</text:span><text:span text:style-name="T1">a</text:span></text:p>
          </draw:text-box>
        </draw:frame>
        <draw:frame draw:style-name="gr8" draw:text-style-name="P8" draw:layer="layout" svg:width="3.238cm" svg:height="3.125cm" svg:x="9.747cm" svg:y="2.057cm">
          <draw:text-box>
            <text:p text:style-name="P7"><text:span text:style-name="T2">&gt;</text:span><text:span text:style-name="T2">E</text:span><text:span text:style-name="T2"> </text:span><text:span text:style-name="T2">c</text:span><text:span text:style-name="T2">o</text:span><text:span text:style-name="T2">l</text:span><text:span text:style-name="T2">i</text:span><text:span text:style-name="T2"> </text:span><text:span text:style-name="T2">g</text:span><text:span text:style-name="T2">e</text:span><text:span text:style-name="T2">n</text:span><text:span text:style-name="T2">o</text:span><text:span text:style-name="T2">m</text:span><text:span text:style-name="T2">e</text:span></text:p>
            <text:p text:style-name="P7"><text:span text:style-name="T2">A</text:span><text:span text:style-name="T2">T</text:span><text:span text:style-name="T2">C</text:span><text:span text:style-name="T2">G</text:span><text:span text:style-name="T2">G</text:span><text:span text:style-name="T2">G</text:span><text:span text:style-name="T2">G</text:span><text:span text:style-name="T2">G</text:span></text:p>
            <text:p text:style-name="P7"><text:span text:style-name="T2">T</text:span><text:span text:style-name="T2">A</text:span><text:span text:style-name="T2">T</text:span><text:span text:style-name="T2">A</text:span><text:span text:style-name="T2">T</text:span><text:span text:style-name="T2">A</text:span><text:span text:style-name="T2">T</text:span><text:span text:style-name="T2">A</text:span><text:span text:style-name="T2">C</text:span><text:span text:style-name="T2">G</text:span></text:p>
            <text:p text:style-name="P7"><text:span text:style-name="T2">G</text:span><text:span text:style-name="T2">G</text:span><text:span text:style-name="T2">T</text:span><text:span text:style-name="T2">G</text:span><text:span text:style-name="T2">A</text:span><text:span text:style-name="T2">T</text:span><text:span text:style-name="T2">G</text:span><text:span text:style-name="T2">A</text:span></text:p>
            <text:p text:style-name="P7"><text:span text:style-name="T3"/></text:p>
            <text:p text:style-name="P7"><text:span text:style-name="T2">&gt;</text:span><text:span text:style-name="T2">E</text:span><text:span text:style-name="T2"> </text:span><text:span text:style-name="T2">c</text:span><text:span text:style-name="T2">o</text:span><text:span text:style-name="T2">l</text:span><text:span text:style-name="T2">i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i</text:span><text:span text:style-name="T2">d</text:span></text:p>
            <text:p text:style-name="P7"><text:span text:style-name="T2">T</text:span><text:span text:style-name="T2">C</text:span><text:span text:style-name="T2">C</text:span><text:span text:style-name="T2">C</text:span><text:span text:style-name="T2">C</text:span><text:span text:style-name="T2">A</text:span><text:span text:style-name="T2">T</text:span><text:span text:style-name="T2">A</text:span></text:p>
            <text:p text:style-name="P7"><text:span text:style-name="T2">T</text:span><text:span text:style-name="T2">C</text:span><text:span text:style-name="T2">C</text:span><text:span text:style-name="T2">A</text:span><text:span text:style-name="T2">A</text:span><text:span text:style-name="T2">T</text:span><text:span text:style-name="T2">A</text:span><text:span text:style-name="T2">A</text:span></text:p>
          </draw:text-box>
        </draw:frame>
        <draw:custom-shape draw:style-name="gr9" draw:text-style-name="P5" draw:layer="layout" svg:width="1.07cm" svg:height="1.07cm" draw:transform="rotate (0.785398163397448) translate (8.419cm 4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3.238cm" svg:height="3.125cm" svg:x="15.647cm" svg:y="2.058cm">
          <draw:text-box>
            <text:p text:style-name="P7"><text:span text:style-name="T2">&gt;</text:span><text:span text:style-name="T2">E</text:span><text:span text:style-name="T2"> </text:span><text:span text:style-name="T2">c</text:span><text:span text:style-name="T2">o</text:span><text:span text:style-name="T2">l</text:span><text:span text:style-name="T2">i</text:span><text:span text:style-name="T2"> </text:span><text:span text:style-name="T2">g</text:span><text:span text:style-name="T2">e</text:span><text:span text:style-name="T2">n</text:span><text:span text:style-name="T2">o</text:span><text:span text:style-name="T2">m</text:span><text:span text:style-name="T2">e</text:span></text:p>
            <text:p text:style-name="P7"><text:span text:style-name="T2">A</text:span><text:span text:style-name="T2">T</text:span><text:span text:style-name="T2">C</text:span><text:span text:style-name="T2">G</text:span><text:span text:style-name="T2">G</text:span><text:span text:style-name="T2">G</text:span><text:span text:style-name="T2">G</text:span><text:span text:style-name="T2">G</text:span></text:p>
            <text:p text:style-name="P7"><text:span text:style-name="T2">T</text:span><text:span text:style-name="T2">A</text:span><text:span text:style-name="T2">T</text:span><text:span text:style-name="T2">A</text:span><text:span text:style-name="T2">T</text:span><text:span text:style-name="T2">A</text:span><text:span text:style-name="T2">T</text:span><text:span text:style-name="T2">A</text:span><text:span text:style-name="T2">C</text:span><text:span text:style-name="T2">G</text:span></text:p>
            <text:p text:style-name="P7"><text:span text:style-name="T2">G</text:span><text:span text:style-name="T2">G</text:span><text:span text:style-name="T2">T</text:span><text:span text:style-name="T2">G</text:span><text:span text:style-name="T2">A</text:span><text:span text:style-name="T2">T</text:span><text:span text:style-name="T2">G</text:span><text:span text:style-name="T2">A</text:span></text:p>
          </draw:text-box>
        </draw:frame>
        <draw:custom-shape draw:style-name="gr10" draw:text-style-name="P6" draw:layer="layout" svg:width="0.838cm" svg:height="2.106cm" draw:transform="rotate (1.5707963267949) translate (13.259cm 3.822cm)">
          <text:p/>
          <draw:enhanced-geometry svg:viewBox="0 0 21600 21600" draw:text-areas="?f0 0 ?f2 ?f5" draw:type="down-arrow" draw:modifiers="15541.3383958234 8006.674612634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0.953cm" svg:height="0.953cm" svg:x="0.756cm" svg:y="6.221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953cm" svg:height="0.953cm" svg:x="0.757cm" svg:y="3.522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953cm" svg:height="0.953cm" svg:x="8.659cm" svg:y="2.524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standard" draw:layer="layout" svg:width="6.986cm" svg:height="2.759cm" svg:x="10.352cm" svg:y="6.25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4">&gt;E coli genome</text:span></text:p>
                <text:p text:style-name="P3"><text:span text:style-name="T4">ACACTGGGCGATTTCC</text:span></text:p>
                <text:p text:style-name="P3"><text:span text:style-name="T4"/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9"><text:span text:style-name="T4">&gt;E coli pos 1</text:span></text:p>
                <text:p text:style-name="P9"><text:span text:style-name="T4">ACACTGGG</text:span></text:p>
                <text:p text:style-name="P9"><text:span text:style-name="T4"/></text:p>
              </table:table-cell>
              <table:table-cell>
                <text:p text:style-name="P9"><text:span text:style-name="T4">&gt;E coli pos 9</text:span></text:p>
                <text:p text:style-name="P9"><text:span text:style-name="T4">CGATTTCC</text:span></text:p>
                <text:p text:style-name="P9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3" draw:layer="layout" svg:width="0.953cm" svg:height="0.953cm" svg:x="11.757cm" svg:y="8.622cm">
          <draw:image xlink:href="Pictures/100002010000020000000200ECFA9E5D07993D14.png" xlink:type="simple" xlink:show="embed" xlink:actuate="onLoad" loext:mime-type="image/png">
            <text:p/>
          </draw:image>
        </draw:frame>
        <draw:custom-shape draw:style-name="gr9" draw:text-style-name="P5" draw:layer="layout" svg:width="1.07cm" svg:height="1.07cm" draw:transform="rotate (0.785398163397448) translate (15.02cm 9.0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draw:transform="rotate (0.785398163397448) translate (12.277cm 10.076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layer="layout" svg:width="3.493cm" svg:height="1.27cm" svg:x="12.187cm" svg:y="10.795cm">
          <draw:text-box>
            <text:p text:style-name="P10"><text:span text:style-name="T4">&gt;E coli pos 1</text:span></text:p>
            <text:p text:style-name="P10"><text:span text:style-name="T4">ACACTGGG</text:span></text:p>
          </draw:text-box>
        </draw:frame>
        <draw:frame draw:style-name="gr11" draw:text-style-name="P3" draw:layer="layout" svg:width="0.795cm" svg:height="0.477cm" draw:transform="rotate (1.5707963267949) translate (13.682cm 7.918cm)">
          <draw:image xlink:href="Pictures/10000201000005000000030061B5ECE0A8AA8DF3.png" xlink:type="simple" xlink:show="embed" xlink:actuate="onLoad" loext:mime-type="image/png">
            <text:p/>
          </draw:image>
        </draw:frame>
        <draw:frame draw:style-name="standard" draw:layer="layout" svg:width="8.291cm" svg:height="3.505cm" svg:x="1.153cm" svg:y="9.151cm">
          <table:table table:template-name="bw">
            <table:table-column table:style-name="co3"/>
            <table:table-column table:style-name="co3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3"><text:span text:style-name="T4">&gt;E coli genome</text:span></text:p>
                <text:p text:style-name="P3"><text:span text:style-name="T4">ACACTGGGCGATTTCC</text:span></text:p>
                <text:p text:style-name="P3"><text:span text:style-name="T4"/></text:p>
                <text:p text:style-name="P3"><text:span text:style-name="T4"/></text:p>
              </table:table-cell>
              <table:covered-table-cell/>
              <table:covered-table-cell/>
            </table:table-row>
            <table:table-row table:style-name="ro2">
              <table:table-cell table:style-name="ce1">
                <text:p text:style-name="P9"><text:span text:style-name="T4">&gt;E coli pos 1</text:span></text:p>
                <text:p text:style-name="P9"><text:span text:style-name="T4">ACACTGGG</text:span></text:p>
              </table:table-cell>
              <table:table-cell table:style-name="ce3">
                <text:p text:style-name="P10"><text:span text:style-name="T4">&gt;E coli pos 1</text:span></text:p>
                <text:p text:style-name="P10"><text:span text:style-name="T4">ACACTGGG</text:span></text:p>
                <text:p text:style-name="P10"><text:span text:style-name="T4">&gt;E coli pos 9</text:span></text:p>
                <text:p text:style-name="P10"><text:span text:style-name="T4">CGATTTCC</text:span></text:p>
              </table:table-cell>
              <table:table-cell table:style-name="ce4">
                <text:p text:style-name="P3"><text:span text:style-name="T4">&gt;E coli pos 9</text:span></text:p>
                <text:p text:style-name="P3"><text:span text:style-name="T4">CGATTTC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" draw:layer="layout" svg:width="0.953cm" svg:height="0.953cm" svg:x="4.958cm" svg:y="12.563cm">
          <draw:image xlink:href="Pictures/100002010000020000000200ECFA9E5D07993D14.png" xlink:type="simple" xlink:show="embed" xlink:actuate="onLoad" loext:mime-type="image/png">
            <text:p/>
          </draw:image>
        </draw:frame>
        <draw:custom-shape draw:style-name="gr9" draw:text-style-name="P5" draw:layer="layout" svg:width="1.07cm" svg:height="1.07cm" draw:transform="rotate (0.785398163397448) translate (7.321cm 13.0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svg:x="5.048cm" svg:y="13.637cm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1" draw:layer="layout" svg:width="3.493cm" svg:height="1.743cm" svg:x="3.588cm" svg:y="14.696cm">
          <draw:text-box>
            <text:p text:style-name="P10"><text:span text:style-name="T4">&gt;E coli pos 1</text:span></text:p>
            <text:p text:style-name="P10"><text:span text:style-name="T4">ACACTGGG</text:span></text:p>
            <text:p text:style-name="P10"><text:span text:style-name="T4">&gt;E coli pos 9</text:span></text:p>
            <text:p text:style-name="P10"><text:span text:style-name="T4">CGATTTCC</text:span></text:p>
          </draw:text-box>
        </draw:frame>
        <draw:custom-shape draw:style-name="gr9" draw:text-style-name="P5" draw:layer="layout" svg:width="1.07cm" svg:height="1.07cm" draw:transform="rotate (0.785398163397448) translate (1.822cm 13.0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0.795cm" svg:height="0.477cm" draw:transform="rotate (1.5707963267949) translate (5.143cm 10.819cm)">
          <draw:image xlink:href="Pictures/10000201000005000000030061B5ECE0A8AA8DF3.png" xlink:type="simple" xlink:show="embed" xlink:actuate="onLoad" loext:mime-type="image/png">
            <text:p/>
          </draw:image>
        </draw:frame>
        <draw:frame draw:style-name="standard" draw:layer="layout" svg:width="4.799cm" svg:height="3.169cm" svg:x="11.783cm" svg:y="13.727cm">
          <table:table table:template-name="bw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ce5">
              <table:table-cell>
                <text:p text:style-name="P12">C</text:p>
              </table:table-cell>
              <table:table-cell>
                <text:p text:style-name="P12">G</text:p>
              </table:table-cell>
              <table:table-cell>
                <text:p text:style-name="P12">A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C</text:p>
              </table:table-cell>
            </table:table-row>
            <table:table-row table:style-name="ro3" table:default-cell-style-name="ce5">
              <table:table-cell table:style-name="ce6"/>
              <table:table-cell table:style-name="ce6"/>
              <table:table-cell table:style-name="ce6">
                <text:p text:style-name="P12">A</text:p>
              </table:table-cell>
              <table:table-cell table:style-name="ce6"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C</text:p>
              </table:table-cell>
            </table:table-row>
            <table:table-row table:style-name="ro3" table:default-cell-style-name="ce5">
              <table:table-cell table:style-name="ce6"/>
              <table:table-cell table:style-name="ce6"/>
              <table:table-cell table:style-name="ce6"/>
              <table:table-cell table:style-name="ce6"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C</text:p>
              </table:table-cell>
            </table:table-row>
            <table:table-row table:style-name="ro3" table:default-cell-style-name="ce5">
              <table:table-cell/>
              <table:table-cell/>
              <table:table-cell/>
              <table:table-cell>
                <text:p text:style-name="P12">T</text:p>
              </table:table-cell>
              <table:table-cell table:style-name="ce6">
                <text:p text:style-name="P12">T</text:p>
              </table:table-cell>
              <table:table-cell table:style-name="ce6">
                <text:p text:style-name="P12">T</text:p>
              </table:table-cell>
              <table:table-cell table:style-name="ce6"/>
              <table:table-cell table:style-name="ce6"/>
            </table:table-row>
            <table:table-row table:style-name="ro3" table:default-cell-style-name="ce5">
              <table:table-cell/>
              <table:table-cell/>
              <table:table-cell/>
              <table:table-cell>
                <text:p text:style-name="P12">T</text:p>
              </table:table-cell>
              <table:table-cell table:style-name="ce6">
                <text:p text:style-name="P12">T</text:p>
              </table:table-cell>
              <table:table-cell table:style-name="ce6">
                <text:p text:style-name="P12">T</text:p>
              </table:table-cell>
              <table:table-cell table:style-name="ce6">
                <text:p text:style-name="P12">T</text:p>
              </table:table-cell>
              <table:table-cell table:style-name="ce6"/>
            </table:table-row>
          </table:table>
          <draw:image xlink:href="Pictures/TablePreview3.svm" xlink:type="simple" xlink:show="embed" xlink:actuate="onLoad"/>
        </draw:frame>
        <draw:frame draw:style-name="gr11" draw:text-style-name="P3" draw:layer="layout" svg:width="0.572cm" svg:height="0.572cm" svg:x="16.74cm" svg:y="14.364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572cm" svg:height="0.572cm" svg:x="16.74cm" svg:y="15.015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572cm" svg:height="0.572cm" svg:x="16.74cm" svg:y="16.264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572cm" svg:height="0.572cm" svg:x="16.74cm" svg:y="13.73cm">
          <draw:image xlink:href="Pictures/100002010000020000000200ECFA9E5D07993D14.png" xlink:type="simple" xlink:show="embed" xlink:actuate="onLoad" loext:mime-type="image/png">
            <text:p/>
          </draw:image>
        </draw:frame>
        <draw:custom-shape draw:style-name="gr9" draw:text-style-name="P5" draw:layer="layout" svg:width="0.629cm" svg:height="0.629cm" draw:transform="rotate (0.785398163397448) translate (16.6cm 15.94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3.493cm" svg:height="1.27cm" svg:x="10.288cm" svg:y="17.495cm">
          <draw:text-box>
            <text:p text:style-name="P13"><text:span text:style-name="T4">&gt;E coli pos 12</text:span><text:span text:style-name="T4"><text:line-break/></text:span><text:span text:style-name="T4">TTTT</text:span></text:p>
          </draw:text-box>
        </draw:frame>
        <draw:frame draw:style-name="gr14" draw:text-style-name="P15" draw:layer="layout" svg:width="4.128cm" svg:height="0.997cm" svg:x="10.276cm" svg:y="12.612cm">
          <draw:text-box>
            <text:p text:style-name="P13"><text:span text:style-name="T4">&gt;E coli </text:span><text:span text:style-name="T4">pos 9</text:span></text:p>
            <text:p text:style-name="P13"><text:span text:style-name="T4">CGATTTTC</text:span></text:p>
          </draw:text-box>
        </draw:frame>
        <draw:custom-shape draw:style-name="gr15" draw:text-style-name="P6" draw:layer="layout" svg:width="0.838cm" svg:height="3.743cm" svg:x="11.092cm" svg:y="13.709cm">
          <text:p/>
          <draw:enhanced-geometry svg:viewBox="0 0 21600 21600" draw:text-areas="?f0 0 ?f2 ?f5" draw:type="down-arrow" draw:modifiers="18225 7337.30631704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1T16:02:35.168794084</meta:creation-date>
    <dc:date>2023-08-01T11:15:57.115547627</dc:date>
    <meta:editing-duration>PT1H58M29S</meta:editing-duration>
    <meta:editing-cycles>77</meta:editing-cycles>
    <meta:generator>LibreOffice/6.4.7.2$Linux_X86_64 LibreOffice_project/40$Build-2</meta:generator>
    <meta:document-statistic meta:object-count="53"/>
  </office:meta>
</office:document-meta>
</file>